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EC0B43F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ocean-title">
      <style:graphic-properties draw:auto-grow-height="true" fo:min-height="3.506cm"/>
    </style:style>
    <style:style style:name="pr2" style:family="presentation" style:parent-style-name="lyt-ocean-subtitle">
      <style:graphic-properties draw:fill-color="#ffffff" fo:min-height="12.178cm"/>
    </style:style>
    <style:style style:name="pr3" style:family="presentation" style:parent-style-name="lyt-ocean-notes">
      <style:graphic-properties draw:fill-color="#ffffff" draw:auto-grow-height="true" fo:min-height="12.572cm"/>
    </style:style>
    <style:style style:name="pr4" style:family="presentation" style:parent-style-name="lyt-ocean-title">
      <style:graphic-properties fo:min-height="3.506cm"/>
    </style:style>
    <style:style style:name="pr5" style:family="presentation" style:parent-style-name="lyt-ocean-outline1">
      <style:graphic-properties fo:min-height="12.179cm"/>
    </style:style>
    <style:style style:name="pr6" style:family="presentation" style:parent-style-name="lyt-ocean-notes">
      <style:graphic-properties draw:fill-color="#ffffff" fo:min-height="12.572cm"/>
    </style:style>
    <style:style style:name="P1" style:family="paragraph">
      <style:text-properties fo:font-size="26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6e6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6e6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e6e6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6e6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6e6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6e6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6e6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6e6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6e6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cean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ailability</text:p>
          </draw:text-box>
        </draw:frame>
        <draw:frame presentation:style-name="pr2" draw:layer="layout" svg:width="24.639cm" svg:height="12.661cm" svg:x="1.4cm" svg:y="4.673cm" presentation:class="subtitle" presentation:user-transformed="true">
          <draw:text-box>
            <text:p>Disponibilidad define la proporcion de tiempo que el sistema esta funcionando.</text:p>
            <text:p/>
            <text:p>Un defecto se convierte en falla cuando es observable.</text:p>
            <text:p/>
            <text:p>Facil de especificar pero difil de verificar.</text:p>
            <text:p/>
            <text:p>Tiempo medio entre fallas/(tiempo medio entre fallas + tiempo medio de reparacion).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ocea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y Issues</text:p>
          </draw:text-box>
        </draw:frame>
        <draw:frame presentation:style-name="pr5" draw:layer="layout" svg:width="25.199cm" svg:height="13.129cm" svg:x="1.4cm" svg:y="6cm" presentation:class="outline" presentation:user-transformed="true">
          <draw:text-box>
            <text:list text:style-name="L2">
              <text:list-item>
                <text:p>Problemas Fisicos</text:p>
              </text:list-item>
              <text:list-item>
                <text:p>DoS (Denial of Service): Circiut Breaker o Bulkead Patterns</text:p>
              </text:list-item>
              <text:list-item>
                <text:p>Innappropiate use of resources</text:p>
              </text:list-item>
              <text:list-item>
                <text:p>Bugs or Faults</text:p>
              </text:list-item>
              <text:list-item>
                <text:p>Frequent updates</text:p>
              </text:list-item>
              <text:list-item>
                <text:p>Network Fault</text:p>
              </text:list-item>
              <text:list-item>
                <text:p>Acces contro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ocea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</text:p>
          </draw:text-box>
        </draw:frame>
        <draw:frame presentation:style-name="pr5" draw:layer="layout" svg:width="25.199cm" svg:height="12.179cm" svg:x="1.4cm" svg:y="6cm" presentation:class="outline">
          <draw:text-box>
            <text:list text:style-name="L2">
              <text:list-item>
                <text:p>Direct Tv PPV</text:p>
              </text:list-item>
              <text:list-item>
                <text:p>Ticketeck</text:p>
              </text:list-item>
              <text:list-item>
                <text:p>Twiter</text:p>
              </text:list-item>
              <text:list-item>
                <text:p>Marcapasos</text:p>
              </text:list-item>
              <text:list-item>
                <text:p>Sistema que controla el avion en el que viajas :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2" xlink:href="Pictures/100000000000032000000258EC0B43F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2">
      <office:forms form:automatic-focus="false" form:apply-design-mode="false"/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79cm" svg:x="1.4cm" svg:y="6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6T06:27:20</meta:creation-date>
    <dc:date>2013-05-06T10:22:56</dc:date>
    <meta:editing-duration>PT1H31M57S</meta:editing-duration>
    <meta:editing-cycles>4</meta:editing-cycles>
    <meta:generator>LibreOffice/3.5$Linux_x86 LibreOffice_project/350m1$Build-2</meta:generator>
    <meta:document-statistic meta:object-count="44"/>
  </office:meta>
</office:document-meta>
</file>